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3" style:family="table">
      <style:table-properties style:width="17.591cm" fo:margin-left="-0.002cm" table:align="left"/>
    </style:style>
    <style:style style:name="Table3.A" style:family="table-column">
      <style:table-column-properties style:column-width="0.706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0.896cm"/>
    </style:style>
    <style:style style:name="Table3.E" style:family="table-column">
      <style:table-column-properties style:column-width="5.495cm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E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none" fo:border-top="none" fo:border-bottom="0.05pt solid #000000"/>
    </style:style>
    <style:style style:name="Table3.E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ext_20_body">
      <style:text-properties style:font-name="Liberation Serif" officeooo:rsid="004532b9" officeooo:paragraph-rsid="004532b9" style:font-name-complex="Arial"/>
    </style:style>
    <style:style style:name="P3" style:family="paragraph" style:parent-style-name="Text_20_body">
      <style:text-properties fo:color="#000000" style:font-name="Liberation Serif" officeooo:rsid="0053e03a" officeooo:paragraph-rsid="0073070a" style:font-name-complex="Arial"/>
    </style:style>
    <style:style style:name="P4" style:family="paragraph" style:parent-style-name="Title">
      <style:paragraph-properties fo:margin-top="0.402cm" fo:margin-bottom="0.402cm" loext:contextual-spacing="false"/>
      <style:text-properties style:use-window-font-color="true" fo:font-size="18pt" style:font-size-asian="18pt" style:font-size-complex="18pt"/>
    </style:style>
    <style:style style:name="P5" style:family="paragraph" style:parent-style-name="Subtitle">
      <style:paragraph-properties fo:margin-top="0cm" fo:margin-bottom="0.496cm" loext:contextual-spacing="false"/>
      <style:text-properties style:use-window-font-color="true" fo:font-size="11pt" style:font-size-asian="11pt" style:font-size-complex="11pt"/>
    </style:style>
    <style:style style:name="P6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7" style:family="paragraph" style:parent-style-name="Footer">
      <style:paragraph-properties fo:text-align="end" style:justify-single-word="false"/>
      <style:text-properties officeooo:paragraph-rsid="00106ff2"/>
    </style:style>
    <style:style style:name="P8" style:family="paragraph" style:parent-style-name="Table_20_Heading">
      <style:text-properties style:font-name="Liberation Serif" officeooo:rsid="004958c7" officeooo:paragraph-rsid="004958c7" style:font-name-complex="Arial"/>
    </style:style>
    <style:style style:name="P9" style:family="paragraph" style:parent-style-name="Table_20_Heading">
      <style:text-properties style:font-name="Liberation Serif" officeooo:rsid="0054822d" officeooo:paragraph-rsid="0054822d" style:font-name-complex="Arial"/>
    </style:style>
    <style:style style:name="P10" style:family="paragraph" style:parent-style-name="Table_20_Heading">
      <style:text-properties style:font-name="Liberation Serif" officeooo:rsid="005b450b" officeooo:paragraph-rsid="005b450b" style:font-name-complex="Arial"/>
    </style:style>
    <style:style style:name="P11" style:family="paragraph" style:parent-style-name="Table_20_Heading">
      <style:text-properties style:font-name="Liberation Serif" officeooo:rsid="00644f64" officeooo:paragraph-rsid="00644f64" style:font-name-complex="Arial"/>
    </style:style>
    <style:style style:name="P12" style:family="paragraph" style:parent-style-name="Table_20_Heading">
      <style:text-properties style:font-name="Liberation Serif" officeooo:rsid="0065f31e" officeooo:paragraph-rsid="0065f31e" style:font-name-complex="Arial"/>
    </style:style>
    <style:style style:name="P13" style:family="paragraph" style:parent-style-name="Table_20_Contents">
      <style:text-properties style:font-name="Liberation Serif" style:font-name-complex="Arial"/>
    </style:style>
    <style:style style:name="P14" style:family="paragraph" style:parent-style-name="Table_20_Contents">
      <style:text-properties style:font-name="Liberation Serif" officeooo:rsid="00476371" officeooo:paragraph-rsid="00476371" style:font-name-complex="Ari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officeooo:rsid="006fab1e" officeooo:paragraph-rsid="00700d64" style:font-name-complex="Ari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officeooo:rsid="00700d64" officeooo:paragraph-rsid="00700d64" style:font-name-complex="Arial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weight="bold" officeooo:rsid="0054822d" officeooo:paragraph-rsid="0054822d" style:font-weight-asian="bold" style:font-name-complex="Ari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54822d" officeooo:paragraph-rsid="0054822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6e892c" officeooo:paragraph-rsid="006e892c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70cdc5" officeooo:paragraph-rsid="0070cdc5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officeooo:rsid="00700d64" officeooo:paragraph-rsid="00700d64"/>
    </style:style>
    <style:style style:name="P22" style:family="paragraph" style:parent-style-name="Standard">
      <style:paragraph-properties fo:text-align="center" style:justify-single-word="false"/>
      <style:text-properties officeooo:rsid="0070cdc5" officeooo:paragraph-rsid="0070cdc5"/>
    </style:style>
    <style:style style:name="T1" style:family="text">
      <style:text-properties fo:color="#ff3333"/>
    </style:style>
    <style:style style:name="T2" style:family="text">
      <style:text-properties officeooo:rsid="0061ac2d"/>
    </style:style>
    <style:style style:name="T3" style:family="text">
      <style:text-properties officeooo:rsid="00700d64"/>
    </style:style>
    <style:style style:name="T4" style:family="text">
      <style:text-properties style:font-name="Liberation Serif" style:font-name-complex="Arial"/>
    </style:style>
    <style:style style:name="T5" style:family="text">
      <style:text-properties officeooo:rsid="00723934"/>
    </style:style>
    <style:style style:name="T6" style:family="text">
      <style:text-properties officeooo:rsid="0076ef46"/>
    </style:style>
    <style:style style:name="T7" style:family="text">
      <style:text-properties officeooo:rsid="00770d0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047448476848" text:id="ct94047448476848">
          <text:insertion>
            <office:change-info>
              <dc:creator>Julian Raigosa</dc:creator>
              <dc:date>2016-08-24T15:16:00</dc:date>
            </office:change-info>
          </text:insertion>
        </text:changed-region>
        <text:changed-region xml:id="ct94047448478208" text:id="ct94047448478208">
          <text:insertion>
            <office:change-info>
              <dc:creator>Julian Raigosa</dc:creator>
              <dc:date>2016-08-24T16:54:00</dc:date>
            </office:change-info>
          </text:insertion>
        </text:changed-region>
        <text:changed-region xml:id="ct94047447650512" text:id="ct94047447650512">
          <text:insertion>
            <office:change-info>
              <dc:creator>Julian Raigosa</dc:creator>
              <dc:date>2016-09-03T08:25:00</dc:date>
            </office:change-info>
          </text:insertion>
        </text:changed-region>
        <text:changed-region xml:id="ct94047447651488" text:id="ct94047447651488">
          <text:insertion>
            <office:change-info>
              <dc:creator>Julian Raigosa</dc:creator>
              <dc:date>2016-09-03T08:26:00</dc:date>
            </office:change-info>
          </text:insertion>
        </text:changed-region>
        <text:changed-region xml:id="ct94047447652480" text:id="ct94047447652480">
          <text:insertion>
            <office:change-info>
              <dc:creator>Julian Raigosa</dc:creator>
              <dc:date>2016-09-03T08:27:00</dc:date>
            </office:change-info>
          </text:insertion>
        </text:changed-region>
        <text:changed-region xml:id="ct94047447653440" text:id="ct94047447653440">
          <text:insertion>
            <office:change-info>
              <dc:creator>Julian Raigosa</dc:creator>
              <dc:date>2016-09-03T08:28:00</dc:date>
            </office:change-info>
          </text:insertion>
        </text:changed-region>
        <text:changed-region xml:id="ct94047447657680" text:id="ct94047447657680">
          <text:insertion>
            <office:change-info>
              <dc:creator>Julian Raigosa</dc:creator>
              <dc:date>2016-08-19T17:16:00</dc:date>
            </office:change-info>
          </text:insertion>
        </text:changed-region>
        <text:changed-region xml:id="ct94047447349872" text:id="ct94047447349872">
          <text:insertion>
            <office:change-info>
              <dc:creator>Julian Raigosa</dc:creator>
              <dc:date>2016-08-20T08:26:00</dc:date>
            </office:change-info>
          </text:insertion>
        </text:changed-region>
        <text:changed-region xml:id="ct94047448106992" text:id="ct94047448106992">
          <text:insertion>
            <office:change-info>
              <dc:creator>Julian Raigosa</dc:creator>
              <dc:date>2016-08-20T08:26:00</dc:date>
            </office:change-info>
          </text:insertion>
        </text:changed-region>
        <text:changed-region xml:id="ct94047447351152" text:id="ct94047447351152">
          <text:insertion>
            <office:change-info>
              <dc:creator>Julian Raigosa</dc:creator>
              <dc:date>2016-09-02T17:13:00</dc:date>
            </office:change-info>
          </text:insertion>
        </text:changed-region>
        <text:changed-region xml:id="ct94047447351888" text:id="ct94047447351888">
          <text:insertion>
            <office:change-info>
              <dc:creator>Julian Raigosa</dc:creator>
              <dc:date>2016-09-02T17:16:00</dc:date>
            </office:change-info>
          </text:insertion>
        </text:changed-region>
        <text:changed-region xml:id="ct94047447352736" text:id="ct94047447352736">
          <text:insertion>
            <office:change-info>
              <dc:creator>Julian Raigosa</dc:creator>
              <dc:date>2016-08-24T15:19:00</dc:date>
            </office:change-info>
          </text:insertion>
        </text:changed-region>
        <text:changed-region xml:id="ct94047447352928" text:id="ct94047447352928">
          <text:insertion>
            <office:change-info>
              <dc:creator>Julian Raigosa</dc:creator>
              <dc:date>2016-08-24T15:19:00</dc:date>
            </office:change-info>
          </text:insertion>
        </text:changed-region>
        <text:changed-region xml:id="ct94047447353264" text:id="ct94047447353264">
          <text:insertion>
            <office:change-info>
              <dc:creator>Julian Raigosa</dc:creator>
              <dc:date>2016-08-24T15:19:00</dc:date>
            </office:change-info>
          </text:insertion>
        </text:changed-region>
        <text:changed-region xml:id="ct94047447352448" text:id="ct94047447352448">
          <text:insertion>
            <office:change-info>
              <dc:creator>Julian Raigosa</dc:creator>
              <dc:date>2016-08-24T15:39:00</dc:date>
            </office:change-info>
          </text:insertion>
        </text:changed-region>
        <text:changed-region xml:id="ct94047447354160" text:id="ct94047447354160">
          <text:insertion>
            <office:change-info>
              <dc:creator>Julian Raigosa</dc:creator>
              <dc:date>2016-08-24T15:20:00</dc:date>
            </office:change-info>
          </text:insertion>
        </text:changed-region>
        <text:changed-region xml:id="ct94047447354768" text:id="ct94047447354768">
          <text:insertion>
            <office:change-info>
              <dc:creator>Julian Raigosa</dc:creator>
              <dc:date>2016-09-02T18:10:00</dc:date>
            </office:change-info>
          </text:insertion>
        </text:changed-region>
        <text:changed-region xml:id="ct94047447356384" text:id="ct94047447356384">
          <text:insertion>
            <office:change-info>
              <dc:creator>Julian Raigosa</dc:creator>
              <dc:date>2016-09-02T17:42:00</dc:date>
            </office:change-info>
          </text:insertion>
        </text:changed-region>
        <text:changed-region xml:id="ct94047447357376" text:id="ct94047447357376">
          <text:insertion>
            <office:change-info>
              <dc:creator>Julian Raigosa</dc:creator>
              <dc:date>2016-09-02T18:09:00</dc:date>
            </office:change-info>
          </text:insertion>
        </text:changed-region>
        <text:changed-region xml:id="ct94047447355904" text:id="ct94047447355904">
          <text:insertion>
            <office:change-info>
              <dc:creator>Julian Raigosa</dc:creator>
              <dc:date>2016-08-24T15:20:00</dc:date>
            </office:change-info>
          </text:insertion>
        </text:changed-region>
        <text:changed-region xml:id="ct94047447353536" text:id="ct94047447353536">
          <text:insertion>
            <office:change-info>
              <dc:creator>Julian Raigosa</dc:creator>
              <dc:date>2016-09-02T18:11:00</dc:date>
            </office:change-info>
          </text:insertion>
        </text:changed-region>
        <text:changed-region xml:id="ct94047447358896" text:id="ct94047447358896">
          <text:insertion>
            <office:change-info>
              <dc:creator>Julian Raigosa</dc:creator>
              <dc:date>2016-08-24T15:20:00</dc:date>
            </office:change-info>
          </text:insertion>
        </text:changed-region>
        <text:changed-region xml:id="ct94047447944080" text:id="ct94047447944080">
          <text:insertion>
            <office:change-info>
              <dc:creator>Julian Raigosa</dc:creator>
              <dc:date>2016-09-02T18:11:00</dc:date>
            </office:change-info>
          </text:insertion>
        </text:changed-region>
        <text:changed-region xml:id="ct94047447359520" text:id="ct94047447359520">
          <text:insertion>
            <office:change-info>
              <dc:creator>Julian Raigosa</dc:creator>
              <dc:date>2016-08-24T15:35:00</dc:date>
            </office:change-info>
          </text:insertion>
        </text:changed-region>
        <text:changed-region xml:id="ct94047447359712" text:id="ct94047447359712">
          <text:insertion>
            <office:change-info>
              <dc:creator>Julian Raigosa</dc:creator>
              <dc:date>2016-09-02T18:11:00</dc:date>
            </office:change-info>
          </text:insertion>
        </text:changed-region>
        <text:changed-region xml:id="ct94047448846992" text:id="ct94047448846992">
          <text:insertion>
            <office:change-info>
              <dc:creator>Julian Raigosa</dc:creator>
              <dc:date>2016-09-02T18:12:00</dc:date>
            </office:change-info>
          </text:insertion>
        </text:changed-region>
        <text:changed-region xml:id="ct94047448847184" text:id="ct94047448847184">
          <text:insertion>
            <office:change-info>
              <dc:creator>Julian Raigosa</dc:creator>
              <dc:date>2016-08-24T15:35:00</dc:date>
            </office:change-info>
          </text:insertion>
        </text:changed-region>
        <text:changed-region xml:id="ct94047447356832" text:id="ct94047447356832">
          <text:insertion>
            <office:change-info>
              <dc:creator>Julian Raigosa</dc:creator>
              <dc:date>2016-09-02T18:14:00</dc:date>
            </office:change-info>
          </text:insertion>
        </text:changed-region>
        <text:changed-region xml:id="ct94047447945328" text:id="ct94047447945328">
          <text:insertion>
            <office:change-info>
              <dc:creator>Julian Raigosa</dc:creator>
              <dc:date>2016-09-02T18:15:00</dc:date>
            </office:change-info>
          </text:insertion>
        </text:changed-region>
        <text:changed-region xml:id="ct94047447934608" text:id="ct94047447934608">
          <text:insertion>
            <office:change-info>
              <dc:creator>Julian Raigosa</dc:creator>
              <dc:date>2016-08-24T15:35:00</dc:date>
            </office:change-info>
          </text:insertion>
        </text:changed-region>
        <text:changed-region xml:id="ct94047447934800" text:id="ct94047447934800">
          <text:insertion>
            <office:change-info>
              <dc:creator>Julian Raigosa</dc:creator>
              <dc:date>2016-09-02T18:15:00</dc:date>
            </office:change-info>
          </text:insertion>
        </text:changed-region>
        <text:changed-region xml:id="ct94047447946064" text:id="ct94047447946064">
          <text:insertion>
            <office:change-info>
              <dc:creator>Julian Raigosa</dc:creator>
              <dc:date>2016-09-02T17:29:00</dc:date>
            </office:change-info>
          </text:insertion>
        </text:changed-region>
        <text:changed-region xml:id="ct94047447945776" text:id="ct94047447945776">
          <text:insertion>
            <office:change-info>
              <dc:creator>Julian Raigosa</dc:creator>
              <dc:date>2016-09-03T08:12:00</dc:date>
            </office:change-info>
          </text:insertion>
        </text:changed-region>
        <text:changed-region xml:id="ct94047447936608" text:id="ct94047447936608">
          <text:insertion>
            <office:change-info>
              <dc:creator>Julian Raigosa</dc:creator>
              <dc:date>2016-09-03T08:14:00</dc:date>
            </office:change-info>
          </text:insertion>
        </text:changed-region>
        <text:changed-region xml:id="ct94047447936160" text:id="ct94047447936160">
          <text:insertion>
            <office:change-info>
              <dc:creator>Julian Raigosa</dc:creator>
              <dc:date>2016-09-03T10:06:00</dc:date>
            </office:change-info>
          </text:insertion>
        </text:changed-region>
        <text:changed-region xml:id="ct94047447941136" text:id="ct94047447941136">
          <text:insertion>
            <office:change-info>
              <dc:creator>Julian Raigosa</dc:creator>
              <dc:date>2016-09-03T08:1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change-start text:change-id="ct94047448476848"/>Se evalúa <text:change-end text:change-id="ct94047448476848"/><text:change-start text:change-id="ct94047448478208"/><text:span text:style-name="T2">el proceso de desarrollo </text:span><text:change-end text:change-id="ct94047448478208"/><text:change-start text:change-id="ct94047447650512"/><text:span text:style-name="T2">haciendo enfasis en la codi</text:span><text:change-end text:change-id="ct94047447650512"/><text:change-start text:change-id="ct94047447651488"/><text:span text:style-name="T2">ficación del producto, el cual debe star acord</text:span><text:change-end text:change-id="ct94047447651488"/><text:change-start text:change-id="ct94047447652480"/><text:span text:style-name="T2">e a las convenciones establecidas en el documento DE-PO-01. Además se evalúa el uso de una h</text:span><text:change-end text:change-id="ct94047447652480"/><text:change-start text:change-id="ct94047447653440"/><text:span text:style-name="T2">erramienta y el control sobre la misma.</text:span><text:change-end text:change-id="ct94047447653440"/><text:change-start text:change-id="ct94047447657680"/></text:p>
      <text:p text:style-name="P2"><text:change-end text:change-id="ct94047447657680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header-rows>
          <table:table-row>
            <table:table-cell table:style-name="Table3.A1" table:number-columns-spanned="2" office:value-type="string">
              <text:p text:style-name="P8"><text:change-start text:change-id="ct94047447349872"/>Proyecto <text:span text:style-name="T1">*</text:span><text:change-end text:change-id="ct94047447349872"/></text:p>
            </table:table-cell>
            <table:covered-table-cell/>
            <table:table-cell table:style-name="Table3.C1" table:number-columns-spanned="3" office:value-type="string">
              <text:p text:style-name="P8"/>
            </table:table-cell>
            <table:covered-table-cell/>
            <table:covered-table-cell/>
          </table:table-row>
        </table:table-header-rows>
        <table:table-row>
          <table:table-cell table:style-name="Table3.A2" table:number-columns-spanned="2" office:value-type="string">
            <text:p text:style-name="P8"><text:change-start text:change-id="ct94047448106992"/>Módulo<text:change-end text:change-id="ct94047448106992"/></text:p>
          </table:table-cell>
          <table:covered-table-cell/>
          <table:table-cell table:style-name="Table3.C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1"><text:change-start text:change-id="ct94047447351152"/>Auditor<text:change-end text:change-id="ct94047447351152"/></text:p>
          </table:table-cell>
          <table:covered-table-cell/>
          <table:table-cell table:style-name="Table3.C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2"><text:change-start text:change-id="ct94047447351888"/>Fecha<text:change-end text:change-id="ct94047447351888"/></text:p>
          </table:table-cell>
          <table:covered-table-cell/>
          <table:table-cell table:style-name="Table3.C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9"><text:change-start text:change-id="ct94047447352736"/>Item<text:change-end text:change-id="ct94047447352736"/></text:p>
          </table:table-cell>
          <table:covered-table-cell/>
          <table:table-cell table:style-name="Table3.A2" office:value-type="string">
            <text:p text:style-name="P9"><text:change-start text:change-id="ct94047447352928"/>Si<text:change-end text:change-id="ct94047447352928"/></text:p>
          </table:table-cell>
          <table:table-cell table:style-name="Table3.A2" office:value-type="string">
            <text:p text:style-name="P9"><text:change-start text:change-id="ct94047447353264"/>No<text:change-end text:change-id="ct94047447353264"/></text:p>
          </table:table-cell>
          <table:table-cell table:style-name="Table3.E5" office:value-type="string">
            <text:p text:style-name="P10"><text:change-start text:change-id="ct94047447352448"/>Anotaciones<text:change-end text:change-id="ct94047447352448"/></text:p>
          </table:table-cell>
        </table:table-row>
        <table:table-row>
          <table:table-cell table:style-name="Table3.A6" office:value-type="string">
            <text:p text:style-name="P17"><text:change-start text:change-id="ct94047447354160"/>1<text:change-end text:change-id="ct94047447354160"/></text:p>
          </table:table-cell>
          <table:table-cell table:style-name="Table3.A6" office:value-type="string">
            <text:p text:style-name="P15"><text:change-start text:change-id="ct94047447354768"/><text:span text:style-name="T3">El nombre de variables </text:span><text:change-end text:change-id="ct94047447354768"/><text:change-start text:change-id="ct94047447356384"/>cumple con <text:span text:style-name="T3">la forma </text:span>descrit<text:span text:style-name="T3">a</text:span> en el documento <text:s/><text:change-end text:change-id="ct94047447356384"/><text:change-start text:change-id="ct94047447357376"/><text:span text:style-name="T3">DE-PO-01 </text:span><text:change-end text:change-id="ct94047447357376"/></text:p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3"/>
          </table:table-cell>
          <table:table-cell table:style-name="Table3.E6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17"><text:change-start text:change-id="ct94047447355904"/>2<text:change-end text:change-id="ct94047447355904"/></text:p>
          </table:table-cell>
          <table:table-cell table:style-name="Table3.A6" office:value-type="string">
            <text:p text:style-name="P16"><text:change-start text:change-id="ct94047447353536"/>La codificaci<text:span text:style-name="T5">ó</text:span>n esta comentada de acuerdo a lo establecido en el documento DE-PO-01 <text:change-end text:change-id="ct94047447353536"/></text:p>
          </table:table-cell>
          <table:table-cell table:style-name="Table3.C7" office:value-type="string">
            <text:p text:style-name="P14"/>
          </table:table-cell>
          <table:table-cell table:style-name="Table3.D7" office:value-type="string">
            <text:p text:style-name="P13"/>
          </table:table-cell>
          <table:table-cell table:style-name="Table3.E7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18"><text:change-start text:change-id="ct94047447358896"/>3<text:change-end text:change-id="ct94047447358896"/></text:p>
          </table:table-cell>
          <table:table-cell table:style-name="Table3.A6" office:value-type="string">
            <text:p text:style-name="P16"><text:change-start text:change-id="ct94047447944080"/>Son claros los comentarios para los demas usuarios<text:change-end text:change-id="ct94047447944080"/></text:p>
          </table:table-cell>
          <table:table-cell table:style-name="Table3.C8" office:value-type="string">
            <text:p text:style-name="P14"/>
          </table:table-cell>
          <table:table-cell table:style-name="Table3.D8" office:value-type="string">
            <text:p text:style-name="P13"/>
          </table:table-cell>
          <table:table-cell table:style-name="Table3.E8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19"><text:change-start text:change-id="ct94047447359520"/>4<text:change-end text:change-id="ct94047447359520"/></text:p>
          </table:table-cell>
          <table:table-cell table:style-name="Table3.A6" office:value-type="string">
            <text:p text:style-name="P21"><text:change-start text:change-id="ct94047447359712"/>Las clases y métodos se definen de acuerdo<text:change-end text:change-id="ct94047447359712"/><text:change-start text:change-id="ct94047448846992"/> a las reglas establecidas en el documento <text:span text:style-name="T4">DE-PO-01</text:span><text:change-end text:change-id="ct94047448846992"/></text:p>
          </table:table-cell>
          <table:table-cell table:style-name="Table3.C10" office:value-type="string">
            <text:p text:style-name="P14"/>
          </table:table-cell>
          <table:table-cell table:style-name="Table3.D10" office:value-type="string">
            <text:p text:style-name="P13"/>
          </table:table-cell>
          <table:table-cell table:style-name="Table3.E10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19"><text:change-start text:change-id="ct94047448847184"/>5<text:change-end text:change-id="ct94047448847184"/></text:p>
          </table:table-cell>
          <table:table-cell table:style-name="Table3.A6" office:value-type="string">
            <text:p text:style-name="P21"><text:change-start text:change-id="ct94047447356832"/>Se respetan las convenciones definidas para los demas items definidos en el archivo <text:change-end text:change-id="ct94047447356832"/><text:change-start text:change-id="ct94047447945328"/><text:span text:style-name="T4">DE-PO-01</text:span><text:change-end text:change-id="ct94047447945328"/></text:p>
          </table:table-cell>
          <table:table-cell table:style-name="Table3.C10" office:value-type="string">
            <text:p text:style-name="P14"/>
          </table:table-cell>
          <table:table-cell table:style-name="Table3.D10" office:value-type="string">
            <text:p text:style-name="P13"/>
          </table:table-cell>
          <table:table-cell table:style-name="Table3.E10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19"><text:change-start text:change-id="ct94047447934608"/>6<text:change-end text:change-id="ct94047447934608"/></text:p>
          </table:table-cell>
          <table:table-cell table:style-name="Table3.A6" office:value-type="string">
            <text:p text:style-name="P21"><text:change-start text:change-id="ct94047447934800"/>Cumple el desarrollo con los casos de uso definidos en la etapa de diseño<text:change-end text:change-id="ct94047447934800"/></text:p>
          </table:table-cell>
          <table:table-cell table:style-name="Table3.C11" office:value-type="string">
            <text:p text:style-name="P14"/>
          </table:table-cell>
          <table:table-cell table:style-name="Table3.D11" office:value-type="string">
            <text:p text:style-name="P13"/>
          </table:table-cell>
          <table:table-cell table:style-name="Table3.E11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19"><text:change-start text:change-id="ct94047447946064"/>7<text:change-end text:change-id="ct94047447946064"/></text:p>
          </table:table-cell>
          <table:table-cell table:style-name="Table3.A6" office:value-type="string">
            <text:p text:style-name="P22"><text:change-start text:change-id="ct94047447945776"/>La codificación esta bajo la administración de la configuración.<text:change-end text:change-id="ct94047447945776"/></text:p>
          </table:table-cell>
          <table:table-cell table:style-name="Table3.C12" office:value-type="string">
            <text:p text:style-name="P14"/>
          </table:table-cell>
          <table:table-cell table:style-name="Table3.D12" office:value-type="string">
            <text:p text:style-name="P13"/>
          </table:table-cell>
          <table:table-cell table:style-name="Table3.E12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20"><text:change-start text:change-id="ct94047447936608"/>8<text:change-end text:change-id="ct94047447936608"/></text:p>
          </table:table-cell>
          <table:table-cell table:style-name="Table3.A6" office:value-type="string">
            <text:p text:style-name="P22"><text:change-start text:change-id="ct94047447936160"/><text:span text:style-name="T6">La </text:span><text:change-end text:change-id="ct94047447936160"/><text:change-start text:change-id="ct94047447941136"/>herramienta para hacer la administracion de configuraci<text:span text:style-name="T7">ó</text:span>n sobre el código generado <text:span text:style-name="T6">se usa de manera correcta</text:span>.<text:change-end text:change-id="ct94047447941136"/></text:p>
          </table:table-cell>
          <table:table-cell table:style-name="Table3.C13" office:value-type="string">
            <text:p text:style-name="P14"/>
          </table:table-cell>
          <table:table-cell table:style-name="Table3.D13" office:value-type="string">
            <text:p text:style-name="P13"/>
          </table:table-cell>
          <table:table-cell table:style-name="Table3.E13" office:value-type="string">
            <text:p text:style-name="P1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style:use-window-font-color="true"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style:use-window-font-color="true"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tracked-changes>
          <text:changed-region xml:id="ct94047448650512" text:id="ct94047448650512">
            <text:format-change>
              <office:change-info>
                <dc:creator>Julian Raigosa</dc:creator>
                <dc:date>2016-08-24T15:10:00</dc:date>
              </office:change-info>
            </text:format-change>
          </text:changed-region>
        </text:tracked-changes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0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change-start text:change-id="ct94047448650512"/><text:title>Checklist Desarrollo</text:title></text:p>
              <text:p text:style-name="MP3"><text:subject>Sobre la codificación y uso de herramientas de control</text:subject><text:change-end text:change-id="ct94047448650512"/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PPQ-06</text:user-defined></text:p>
                  </table:table-cell>
                  <table:table-cell table:style-name="Table1.B4" office:value-type="string">
                    <text:p text:style-name="Revision_20_Table_20_Content"><text:editing-cycles>92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03/09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54:03.468881488</meta:creation-date>
    <meta:editing-cycles>92</meta:editing-cycles>
    <meta:editing-duration>PT6H50M24S</meta:editing-duration>
    <dc:subject>Sobre la codificación y uso de herramientas de control</dc:subject>
    <dc:title>Checklist Desarrollo</dc:title>
    <meta:generator>LibreOffice/4.3.7.2$Linux_X86_64 LibreOffice_project/430$Build-2</meta:generator>
    <meta:initial-creator>Julian Raigosa</meta:initial-creator>
    <dc:date>2016-09-03T10:06:53.747235196</dc:date>
    <dc:creator>Julian Raigosa</dc:creator>
    <meta:document-statistic meta:table-count="3" meta:image-count="1" meta:object-count="0" meta:page-count="1" meta:paragraph-count="40" meta:word-count="185" meta:character-count="1105" meta:non-whitespace-character-count="957"/>
    <meta:user-defined meta:name="Classification">TRN3</meta:user-defined>
    <meta:user-defined meta:name="Code">DE-FO-PPQ-06</meta:user-defined>
    <meta:user-defined meta:name="Expiry" meta:value-type="date">2017-04-28</meta:user-defined>
  </office:meta>
</office:document-meta>
</file>